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body-code">
      <style:paragraph-properties fo:orphans="2" fo:widows="2"/>
    </style:style>
    <style:style style:name="P3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Standard">
      <style:paragraph-properties fo:margin-top="0in" fo:margin-bottom="0in" fo:orphans="2" fo:widows="2"/>
    </style:style>
    <style:style style:name="P6" style:family="paragraph" style:parent-style-name="Standard">
      <style:paragraph-properties fo:margin-top="0in" fo:margin-bottom="1in" style:line-height-at-least="0.139in" fo:orphans="2" fo:widows="2"/>
    </style:style>
    <style:style style:name="P7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8" style:family="paragraph" style:parent-style-name="body">
      <style:paragraph-properties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 style:parent-style-name="Heading_20_3">
      <style:paragraph-properties fo:margin-top="0.0417in" fo:margin-bottom="0.0693in" fo:orphans="2" fo:widows="2"/>
    </style:style>
    <style:style style:name="P12" style:family="paragraph" style:parent-style-name="sectionheading">
      <style:paragraph-properties fo:margin-top="0.0417in" fo:margin-bottom="0.0555in" fo:orphans="2" fo:widows="2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3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0" draw:name="Picture 67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68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69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0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1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2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3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7" draw:name="Picture 74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8" draw:name="Picture 75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9" draw:name="Picture 76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0" draw:name="Picture 77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1" draw:name="Picture 78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2" draw:name="Picture 79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9" text:outline-level="1"><text:bookmark text:name="R-1091549"/>Interface <text:alphabetical-index-mark-start text:id="IMark109249768" text:main-entry="true"/>StateManager<text:alphabetical-index-mark-end text:id="IMark109249768"/></text:h>
      <text:p text:style-name="P6"><draw:frame draw:style-name="fr1" draw:name="graphics1" text:anchor-type="as-char" svg:width="6.5in" svg:height="0.1346in" draw:z-index="23"><draw:image xlink:href="Pictures/20000007000025F9000000C9F0140E06.wmf" xlink:type="simple" xlink:show="embed" xlink:actuate="onLoad"/></draw:frame></text:p>
      <text:p text:style-name="P8">This chapter specifies the <text:alphabetical-index-mark-start text:id="IMark109249768" text:main-entry="true"/><text:span text:style-name="T1">StateManager</text:span><text:alphabetical-index-mark-end text:id="IMark109249768"/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7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10" text:outline-level="2">Overview</text:h>
      <text:p text:style-name="P8">A class that implements the JDO <text:alphabetical-index-mark-start text:id="IMark109249768" text:main-entry="true"/><text:span text:style-name="T1">StateManager</text:span><text:alphabetical-index-mark-end text:id="IMark109249768"/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8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8">The architecture permits JDO implementations to have a singleton <text:alphabetical-index-mark-start text:id="IMark109280604" text:main-entry="true"/><text:span text:style-name="T1">StateManager</text:span><text:alphabetical-index-mark-end text:id="IMark109280604"/> for all <text:span text:style-name="T1">PersistenceCapable</text:span> instances; a <text:alphabetical-index-mark-start text:id="IMark109249768" text:main-entry="true"/><text:span text:style-name="T1">StateManager</text:span><text:alphabetical-index-mark-end text:id="IMark109249768"/> for all <text:span text:style-name="T1">PersistenceCapable</text:span> instances associated with a particular <text:span text:style-name="T1">PersistenceManager</text:span> or <text:span text:style-name="T1">PersistenceManagerFactory</text:span>; a <text:alphabetical-index-mark-start text:id="IMark109280508" text:main-entry="true"/><text:span text:style-name="T1">StateManager</text:span><text:alphabetical-index-mark-end text:id="IMark109280508"/> for all <text:span text:style-name="T1">PersistenceCapable</text:span> instances of a particular class; or a <text:alphabetical-index-mark-start text:id="IMark109280748" text:main-entry="true"/><text:span text:style-name="T1">StateManager</text:span><text:alphabetical-index-mark-end text:id="IMark109280748"/> for each <text:span text:style-name="T1">PersistenceCapable</text:span> instance. This list is not intended to be exhaustive, but simply to identify the cases that might be typical.</text:p>
      <text:h text:style-name="P12" text:outline-level="4"><text:tab/><text:tab/>Clone support</text:h>
      <text:p text:style-name="P8">Note that any of the methods in this interface might be called by a clone of a persistence-capable instance, and <text:span text:style-name="Assertion">A21.2-1 [</text:span>the implementation of <text:alphabetical-index-mark-start text:id="IMark109280508" text:main-entry="true"/><text:span text:style-name="T1">StateManager</text:span><text:alphabetical-index-mark-end text:id="IMark109280508"/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alphabetical-index-mark-start text:id="IMark109280748" text:main-entry="true"/><text:span text:style-name="T1">isLoaded</text:span><text:alphabetical-index-mark-end text:id="IMark109280748"/>, the <text:alphabetical-index-mark-start text:id="IMark109249768" text:main-entry="true"/><text:span text:style-name="T1">StateManager</text:span><text:alphabetical-index-mark-end text:id="IMark109249768"/> calls <text:span text:style-name="T1">clone.jdoReplaceFlags(READ_WRITE_OK); clone.jdoReplaceStateManager(null); return true</text:span>.<text:span text:style-name="Assertion">]</text:span></text:p>
      <text:p text:style-name="P2">package javax.jdo.spi;</text:p>
      <text:p text:style-name="P2">public interface <text:alphabetical-index-mark-start text:id="IMark109280844" text:main-entry="true"/>StateManager<text:alphabetical-index-mark-end text:id="IMark109280844"/> {</text:p>
      <text:p text:style-name="P7"><text:soft-page-break/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10" text:outline-level="2"><text:alphabetical-index-mark-start text:id="IMark109280844" text:main-entry="true"/>StateManager<text:alphabetical-index-mark-end text:id="IMark109280844"/> Management</text:h>
      <text:p text:style-name="P8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8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alphabetical-index-mark-start text:id="IMark109280844" text:main-entry="true"/><text:span text:style-name="T1">StateManager</text:span><text:alphabetical-index-mark-end text:id="IMark109280844"/> is not managing the clone. <text:span text:style-name="Assertion">A21.3-1 [</text:span>The <text:alphabetical-index-mark-start text:id="IMark109249768" text:main-entry="true"/><text:span text:style-name="T1">StateManager</text:span><text:alphabetical-index-mark-end text:id="IMark109249768"/> must detect this case and disconnect the clone from the <text:alphabetical-index-mark-start text:id="IMark109280748" text:main-entry="true"/><text:span text:style-name="T1">StateManager</text:span><text:alphabetical-index-mark-end text:id="IMark109280748"/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<text:span text:style-name="Assertion">]</text:span></text:p>
      <text:p text:style-name="P2">public <text:alphabetical-index-mark-start text:id="IMark109280748" text:main-entry="true"/>StateManager<text:alphabetical-index-mark-end text:id="IMark109280748"/> <text:alphabetical-index-mark-start text:id="IMark109280508" text:main-entry="true"/>replacingStateManager<text:alphabetical-index-mark-end text:id="IMark109280508"/> (PersistenceCapable pc, <text:alphabetical-index-mark-start text:id="IMark109249768" text:main-entry="true"/>StateManager<text:alphabetical-index-mark-end text:id="IMark109249768"/> sm);</text:p>
      <text:p text:style-name="P8">When the current <text:alphabetical-index-mark-start text:id="IMark109249768" text:main-entry="true"/><text:span text:style-name="T1">StateManager</text:span><text:alphabetical-index-mark-end text:id="IMark109249768"/> is not <text:span text:style-name="T1">null</text:span>, it should be the only caller of <text:span text:style-name="T1">PersistenceCapable.jdoReplaceStateManager</text:span>, which calls this method. This method should be called when the current <text:alphabetical-index-mark-start text:id="IMark109280508" text:main-entry="true"/><text:span text:style-name="T1">StateManager</text:span><text:alphabetical-index-mark-end text:id="IMark109280508"/> wants to set the <text:span text:style-name="T1">jdoStateManager</text:span> field to <text:span text:style-name="T1">null</text:span> to transition the instance to transient.</text:p>
      <text:p text:style-name="P8">The <text:span text:style-name="T1">jdoFlags</text:span> are completely controlled by the <text:alphabetical-index-mark-start text:id="IMark109280508" text:main-entry="true"/><text:span text:style-name="T1">StateManager</text:span><text:alphabetical-index-mark-end text:id="IMark109280508"/>. The meaning of the values are the following:</text:p>
      <text:p text:style-name="P2">0: READ_WRITE_OK</text:p>
      <text:p text:style-name="P2">any negative number: READ_OK</text:p>
      <text:p text:style-name="P2">1: LOAD_REQUIRED</text:p>
      <text:p text:style-name="P2">2: DETACHED</text:p>
      <text:p text:style-name="P2"/>
      <text:p text:style-name="P2"><text:span text:style-name="Assertion"><text:span text:style-name="T3">A21.3-2 [</text:span></text:span>public byte <text:alphabetical-index-mark-start text:id="IMark109280508" text:main-entry="true"/>replacingFlags<text:alphabetical-index-mark-end text:id="IMark109280508"/>(PersistenceCapable pc);</text:p>
      <text:p text:style-name="P8">This method is called by the <text:span text:style-name="T1">PersistenceCapable</text:span> in response to the <text:alphabetical-index-mark-start text:id="IMark109280508" text:main-entry="true"/><text:span text:style-name="T1">StateManager</text:span><text:alphabetical-index-mark-end text:id="IMark109280508"/> calling <text:span text:style-name="T1">jdoReplaceFlags</text:span>. The <text:span text:style-name="T1">PersistenceCapable</text:span> will store the returned value into its <text:span text:style-name="T1">jdoFlags</text:span> field.<text:span text:style-name="Assertion">]</text:span></text:p>
      <text:p text:style-name="P7"><draw:frame draw:style-name="fr1" draw:name="3" text:anchor-type="as-char" svg:width="2.7917in" svg:height="0.1346in" draw:z-index="3"><draw:image xlink:href="Pictures/2000000700000FB5000000C94FDA4EAC.wmf" xlink:type="simple" xlink:show="embed" xlink:actuate="onLoad"/></draw:frame></text:p>
      <text:h text:style-name="P10" text:outline-level="2">PersistenceManager Management</text:h>
      <text:p text:style-name="P8"><text:span text:style-name="Assertion">A21.4-1 [</text:span>The following method provides for getting the <text:span text:style-name="T1">PersistenceManager</text:span>. This method is intended to be called only from the <text:span text:style-name="T1">PersistenceCapable</text:span> instance.</text:p>
      <text:p text:style-name="P2">public PersistenceManager <text:alphabetical-index-mark-start text:id="IMark109280844" text:main-entry="true"/>getPersistenceManager<text:alphabetical-index-mark-end text:id="IMark109280844"/> (PersistenceCapable pc);<text:span text:style-name="Assertion"><text:span text:style-name="T3">]</text:span></text:span></text:p>
      <text:p text:style-name="P7"><draw:frame draw:style-name="fr1" draw:name="4" text:anchor-type="as-char" svg:width="2.7917in" svg:height="0.1346in" draw:z-index="4"><draw:image xlink:href="Pictures/2000000700000FB5000000C94FDA4EAC.wmf" xlink:type="simple" xlink:show="embed" xlink:actuate="onLoad"/></draw:frame></text:p>
      <text:h text:style-name="P10" text:outline-level="2">Dirty management</text:h>
      <text:p text:style-name="P8"><text:span text:style-name="Assertion">A212.5-1 [</text:span>The following methods provide for marking the <text:span text:style-name="T1">PersistenceCapable</text:span> instance dirty:</text:p>
      <text:p text:style-name="P2"><text:soft-page-break/>public void <text:alphabetical-index-mark-start text:id="IMark109280508" text:main-entry="true"/>makeDirty<text:alphabetical-index-mark-end text:id="IMark109280508"/> (PersistenceCapable pc, String fieldName);<text:span text:style-name="Assertion">]</text:span> </text:p>
      <text:p text:style-name="P2">public void <text:alphabetical-index-mark-start text:id="IMark109280508" text:main-entry="true"/>makeDirty<text:alphabetical-index-mark-end text:id="IMark109280508"/> (PersistenceCapable pc, int fieldNumber);</text:p>
      <text:p text:style-name="P7"><draw:frame draw:style-name="fr1" draw:name="5" text:anchor-type="as-char" svg:width="2.7917in" svg:height="0.1346in" draw:z-index="5"><draw:image xlink:href="Pictures/2000000700000FB5000000C94FDA4EAC.wmf" xlink:type="simple" xlink:show="embed" xlink:actuate="onLoad"/></draw:frame></text:p>
      <text:h text:style-name="P10" text:outline-level="2">State queries</text:h>
      <text:p text:style-name="P8"><text:span text:style-name="Assertion">A21.6-1 [</text:span>The following methods are delegated from the <text:span text:style-name="T1">PersistenceCapable</text:span> class, to implement the associated behavior of <text:span text:style-name="T1">PersistenceCapable</text:span>.</text:p>
      <text:p text:style-name="P2">public boolean <text:alphabetical-index-mark-start text:id="IMark109280508" text:main-entry="true"/>isPersistent<text:alphabetical-index-mark-end text:id="IMark109280508"/> (PersistenceCapable pc);</text:p>
      <text:p text:style-name="P2">public boolean <text:alphabetical-index-mark-start text:id="IMark109280508" text:main-entry="true"/>isTransactional<text:alphabetical-index-mark-end text:id="IMark109280508"/> (PersistenceCapable pc);</text:p>
      <text:p text:style-name="P2">public boolean <text:alphabetical-index-mark-start text:id="IMark109280508" text:main-entry="true"/>isNew<text:alphabetical-index-mark-end text:id="IMark109280508"/> (PersistenceCapable pc);</text:p>
      <text:p text:style-name="P2">public boolean <text:alphabetical-index-mark-start text:id="IMark109280508" text:main-entry="true"/>isDirty<text:alphabetical-index-mark-end text:id="IMark109280508"/> (PersistenceCapable pc);</text:p>
      <text:p text:style-name="P2">public boolean <text:alphabetical-index-mark-start text:id="IMark109280508" text:main-entry="true"/>isDeleted<text:alphabetical-index-mark-end text:id="IMark109280508"/> (PersistenceCapable pc);<text:span text:style-name="Assertion"><text:span text:style-name="T3">]</text:span></text:span></text:p>
      <text:p text:style-name="P7"><draw:frame draw:style-name="fr1" draw:name="6" text:anchor-type="as-char" svg:width="2.7917in" svg:height="0.1346in" draw:z-index="6"><draw:image xlink:href="Pictures/2000000700000FB5000000C94FDA4EAC.wmf" xlink:type="simple" xlink:show="embed" xlink:actuate="onLoad"/></draw:frame></text:p>
      <text:h text:style-name="P10" text:outline-level="2"><text:alphabetical-index-mark-start text:id="IMark109280508" text:main-entry="true"/><text:alphabetical-index-mark-start text:id="IMark109280844" text:main-entry="true"/>JDO Identity<text:alphabetical-index-mark-end text:id="IMark109280844"/><text:alphabetical-index-mark-end text:id="IMark109280508"/></text:h>
      <text:p text:style-name="P2"><text:span text:style-name="Assertion"><text:span text:style-name="T3">A21.7-1 [</text:span></text:span>public Object <text:alphabetical-index-mark-start text:id="IMark109280508" text:main-entry="true"/>getObjectId<text:alphabetical-index-mark-end text:id="IMark109280508"/> (PersistenceCapable pc);</text:p>
      <text:p text:style-name="P8">This method returns the <text:alphabetical-index-mark-start text:id="IMark109280508" text:main-entry="true"/><text:alphabetical-index-mark-start text:id="IMark109280844" text:main-entry="true"/><text:alphabetical-index-mark-start text:id="IMark109249768" text:main-entry="true"/>JDO identity<text:alphabetical-index-mark-end text:id="IMark109249768"/><text:alphabetical-index-mark-end text:id="IMark109280844"/><text:alphabetical-index-mark-end text:id="IMark109280508"/> of the instance.<text:span text:style-name="Assertion">]</text:span> </text:p>
      <text:p text:style-name="P2"><text:span text:style-name="Assertion"><text:span text:style-name="T2">A21.7-2 [</text:span></text:span>public Object <text:alphabetical-index-mark-start text:id="IMark109280508" text:main-entry="true"/>getTransactionalObjectId<text:alphabetical-index-mark-end text:id="IMark109280508"/> (PersistenceCapable pc);</text:p>
      <text:p text:style-name="P8">This method returns the transactional <text:alphabetical-index-mark-start text:id="IMark109280508" text:main-entry="true"/><text:alphabetical-index-mark-start text:id="IMark109280844" text:main-entry="true"/><text:alphabetical-index-mark-start text:id="IMark109249768" text:main-entry="true"/>JDO identity<text:alphabetical-index-mark-end text:id="IMark109249768"/><text:alphabetical-index-mark-end text:id="IMark109280844"/><text:alphabetical-index-mark-end text:id="IMark109280508"/> of the instance. <text:span text:style-name="Assertion">]</text:span></text:p>
      <text:p text:style-name="P7"><draw:frame draw:style-name="fr1" draw:name="7" text:anchor-type="as-char" svg:width="2.7917in" svg:height="0.1346in" draw:z-index="7"><draw:image xlink:href="Pictures/2000000700000FB5000000C94FDA4EAC.wmf" xlink:type="simple" xlink:show="embed" xlink:actuate="onLoad"/></draw:frame></text:p>
      <text:h text:style-name="P10" text:outline-level="2">Serialization support</text:h>
      <text:p text:style-name="P2"><text:span text:style-name="Assertion"><text:span text:style-name="T3">A21.8-1 [</text:span></text:span>public void <text:alphabetical-index-mark-start text:id="IMark109280508" text:main-entry="true"/>preSerialize<text:alphabetical-index-mark-end text:id="IMark109280508"/> (PersistenceCapable pc);</text:p>
      <text:p text:style-name="P8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<text:span text:style-name="Assertion">]</text:span></text:p>
      <text:p text:style-name="P7"><draw:frame draw:style-name="fr1" draw:name="8" text:anchor-type="as-char" svg:width="2.7917in" svg:height="0.1346in" draw:z-index="8"><draw:image xlink:href="Pictures/2000000700000FB5000000C94FDA4EAC.wmf" xlink:type="simple" xlink:show="embed" xlink:actuate="onLoad"/></draw:frame></text:p>
      <text:h text:style-name="P10" text:outline-level="2">Field Management</text:h>
      <text:p text:style-name="P8">The <text:alphabetical-index-mark-start text:id="IMark109280844" text:main-entry="true"/><text:span text:style-name="T1">StateManager</text:span><text:alphabetical-index-mark-end text:id="IMark109280844"/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4">•<text:tab/>The <text:alphabetical-index-mark-start text:id="IMark109249768" text:main-entry="true"/><text:span text:style-name="T1">StateManager</text:span><text:alphabetical-index-mark-end text:id="IMark109249768"/> might choose to never cache any field values in the <text:span text:style-name="T1">PersistenceCapable</text:span>, but rather to retrieve the values upon request. <text:span text:style-name="Assertion">A21.9-1 [</text:span>To implement this strategy, the <text:alphabetical-index-mark-start text:id="IMark109280844" text:main-entry="true"/><text:span text:style-name="T1">StateManager</text:span><text:alphabetical-index-mark-end text:id="IMark109280844"/> will always use the <text:span text:style-name="T1">LOAD_REQUIRED</text:span> value for the <text:span text:style-name="T1">jdoFlags</text:span>, and will always return false to any call to <text:alphabetical-index-mark-start text:id="IMark109280508" text:main-entry="true"/><text:span text:style-name="T1">isLoaded</text:span><text:alphabetical-index-mark-end text:id="IMark109280508"/>.<text:span text:style-name="Assertion">]</text:span></text:p>
      <text:p text:style-name="P4"><text:soft-page-break/>•<text:tab/>The <text:alphabetical-index-mark-start text:id="IMark109280508" text:main-entry="true"/><text:span text:style-name="T1">StateManager</text:span><text:alphabetical-index-mark-end text:id="IMark109280508"/> might choose to selectively retrieve and cache field values in the <text:span text:style-name="T1">PersistenceCapable</text:span>. <text:span text:style-name="Assertion">A21.9-2 [</text:span>To implement this strategy, the <text:alphabetical-index-mark-start text:id="IMark109249768" text:main-entry="true"/><text:span text:style-name="T1">StateManager</text:span><text:alphabetical-index-mark-end text:id="IMark109249768"/> will always use the <text:span text:style-name="T1">LOAD_REQUIRED</text:span> value for <text:span text:style-name="T1">jdoFlags</text:span>, and will return <text:span text:style-name="T1">true</text:span> to calls to <text:alphabetical-index-mark-start text:id="IMark109280844" text:main-entry="true"/><text:span text:style-name="T1">isLoaded</text:span><text:alphabetical-index-mark-end text:id="IMark109280844"/> that refer to fields that are cached in the <text:span text:style-name="T1">PersistenceCapable</text:span>.<text:span text:style-name="Assertion">]</text:span> </text:p>
      <text:p text:style-name="P4">•<text:tab/>The <text:alphabetical-index-mark-start text:id="IMark109249768" text:main-entry="true"/><text:span text:style-name="T1">StateManager</text:span><text:alphabetical-index-mark-end text:id="IMark109249768"/> might choose to retrieve at one time all field values for fields in the default fetch group, and to take advantage of the performance optimization in the <text:span text:style-name="T1">PersistenceCapable</text:span>. <text:span text:style-name="Assertion">A21.9-3 [</text:span>To implement this strategy, the <text:alphabetical-index-mark-start text:id="IMark109280844" text:main-entry="true"/><text:span text:style-name="T1">StateManager</text:span><text:alphabetical-index-mark-end text:id="IMark109280844"/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alphabetical-index-mark-start text:id="IMark109280508" text:main-entry="true"/><text:span text:style-name="T1">StateManager</text:span><text:alphabetical-index-mark-end text:id="IMark109280508"/> will set the value of the <text:span text:style-name="T1">jdoFlags</text:span> to <text:span text:style-name="T1">READ_OK</text:span>.<text:span text:style-name="Assertion">]</text:span> This will probably be done during the call to <text:alphabetical-index-mark-start text:id="IMark109280748" text:main-entry="true"/><text:span text:style-name="T1">isLoaded</text:span><text:alphabetical-index-mark-end text:id="IMark109280748"/> made for one of the fields in the default fetch group, and before returning <text:span text:style-name="T1">true</text:span> to the method, the <text:alphabetical-index-mark-start text:id="IMark109280604" text:main-entry="true"/><text:span text:style-name="T1">StateManager</text:span><text:alphabetical-index-mark-end text:id="IMark109280604"/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4">•<text:tab/>The <text:alphabetical-index-mark-start text:id="IMark109280604" text:main-entry="true"/><text:span text:style-name="T1">StateManager</text:span><text:alphabetical-index-mark-end text:id="IMark109280604"/> might choose to manage updates of fields in the default fetch group individually. <text:span text:style-name="Assertion">A21.9-4 [</text:span>To implement this strategy, the <text:alphabetical-index-mark-start text:id="IMark109280748" text:main-entry="true"/><text:span text:style-name="T1">StateManager</text:span><text:alphabetical-index-mark-end text:id="IMark109280748"/> will not use the <text:span text:style-name="T1">READ_WRITE_OK</text:span> value for <text:span text:style-name="T1">jdoFlags</text:span>. This will result in the <text:span text:style-name="T1">PersistenceCapable</text:span> always delegating to the <text:alphabetical-index-mark-start text:id="IMark109280844" text:main-entry="true"/><text:span text:style-name="T1">StateManager</text:span><text:alphabetical-index-mark-end text:id="IMark109280844"/> for any change to any field.<text:span text:style-name="Assertion">]</text:span> In this way, the <text:alphabetical-index-mark-start text:id="IMark109280508" text:main-entry="true"/><text:span text:style-name="T1">StateManager</text:span><text:alphabetical-index-mark-end text:id="IMark109280508"/> can reliably tell when any field changes, and can optimize the writing of data to the store.</text:p>
      <text:p text:style-name="P8"><text:span text:style-name="Assertion">A21.9-5 [</text:span>The following method is used by the <text:span text:style-name="T1">PersistenceCapable</text:span> to determine whether the value of the field is already cached in the <text:span text:style-name="T1">PersistenceCapable</text:span> instance.<text:span text:style-name="Assertion">]</text:span> If it is cached (perhaps during the execution of this method) then the value of the field is returned by the <text:span text:style-name="T1">PersistenceCapable</text:span> method without further calls to the <text:alphabetical-index-mark-start text:id="IMark109280508" text:main-entry="true"/><text:span text:style-name="T1">StateManager</text:span><text:alphabetical-index-mark-end text:id="IMark109280508"/>.</text:p>
      <text:p text:style-name="P2">boolean <text:alphabetical-index-mark-start text:id="IMark109280508" text:main-entry="true"/>isLoaded<text:alphabetical-index-mark-end text:id="IMark109280508"/> (PersistenceCapable pc, int field);<text:span text:style-name="T3">]</text:span></text:p>
      <text:h text:style-name="P11" text:outline-level="3">User-requested value of a field</text:h>
      <text:p text:style-name="P8"><text:span text:style-name="Assertion">A21.9.1-1 [</text:span>The following methods are used by the <text:span text:style-name="T1">PersistenceCapable</text:span> instance to inform the <text:alphabetical-index-mark-start text:id="IMark109280508" text:main-entry="true"/><text:span text:style-name="T1">StateManager</text:span><text:alphabetical-index-mark-end text:id="IMark109280508"/> of a user-initiated request to access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8">The current value of the field is passed as a parameter to allow the <text:alphabetical-index-mark-start text:id="IMark109280508" text:main-entry="true"/><text:span text:style-name="T1">StateManager</text:span><text:alphabetical-index-mark-end text:id="IMark109280508"/> to cache values in the <text:span text:style-name="T1">PersistenceCapable</text:span>. If the value is cached in the <text:span text:style-name="T1">PersistenceCapable</text:span>, then the <text:alphabetical-index-mark-start text:id="IMark109280748" text:main-entry="true"/><text:span text:style-name="T1">StateManager</text:span><text:alphabetical-index-mark-end text:id="IMark109280748"/> can simply return the current value provided with the method call. </text:p>
      <text:p text:style-name="P2">public boolean <text:alphabetical-index-mark-start text:id="IMark109280748" text:main-entry="true"/>getBooleanField<text:alphabetical-index-mark-end text:id="IMark109280748"/> (PersistenceCapable pc, int field, boolean currentValue);</text:p>
      <text:p text:style-name="P2">public char <text:alphabetical-index-mark-start text:id="IMark109280748" text:main-entry="true"/>getCharField<text:alphabetical-index-mark-end text:id="IMark109280748"/> (PersistenceCapable pc, int field, char currentValue);</text:p>
      <text:p text:style-name="P2">public byte <text:alphabetical-index-mark-start text:id="IMark109280748" text:main-entry="true"/>getByteField<text:alphabetical-index-mark-end text:id="IMark109280748"/> (PersistenceCapable pc, int field, byte currentValue);</text:p>
      <text:p text:style-name="P2"><text:soft-page-break/>public short <text:alphabetical-index-mark-start text:id="IMark109280748" text:main-entry="true"/>getShortField<text:alphabetical-index-mark-end text:id="IMark109280748"/> (PersistenceCapable pc, int field, short currentValue);</text:p>
      <text:p text:style-name="P2">public int <text:alphabetical-index-mark-start text:id="IMark109280748" text:main-entry="true"/>getIntField<text:alphabetical-index-mark-end text:id="IMark109280748"/> (PersistenceCapable pc, int field, int currentValue);</text:p>
      <text:p text:style-name="P2">public long <text:alphabetical-index-mark-start text:id="IMark109280748" text:main-entry="true"/>getLongField<text:alphabetical-index-mark-end text:id="IMark109280748"/> (PersistenceCapable pc, int field, long currentValue);</text:p>
      <text:p text:style-name="P2">public float <text:alphabetical-index-mark-start text:id="IMark109280748" text:main-entry="true"/>getFloatField<text:alphabetical-index-mark-end text:id="IMark109280748"/> (PersistenceCapable pc, int field, float currentValue);</text:p>
      <text:p text:style-name="P2">public double <text:alphabetical-index-mark-start text:id="IMark109280748" text:main-entry="true"/>getDoubleField<text:alphabetical-index-mark-end text:id="IMark109280748"/> (PersistenceCapable pc, int field, double currentValue);</text:p>
      <text:p text:style-name="P2">public String <text:alphabetical-index-mark-start text:id="IMark109280748" text:main-entry="true"/>getStringField<text:alphabetical-index-mark-end text:id="IMark109280748"/> (PersistenceCapable pc, int field, String currentValue);</text:p>
      <text:p text:style-name="P2">public Object <text:alphabetical-index-mark-start text:id="IMark109280748" text:main-entry="true"/>getObjectField<text:alphabetical-index-mark-end text:id="IMark109280748"/> (PersistenceCapable pc, int field, Object currentValue);<text:span text:style-name="Assertion"><text:span text:style-name="T3">]</text:span></text:span></text:p>
      <text:h text:style-name="P11" text:outline-level="3">User-requested modification of a field</text:h>
      <text:p text:style-name="P8"><text:span text:style-name="Assertion">A21.9.2-1 [</text:span>The following methods are used by the <text:span text:style-name="T1">PersistenceCapable</text:span> instance to inform the <text:alphabetical-index-mark-start text:id="IMark109280748" text:main-entry="true"/><text:span text:style-name="T1">StateManager</text:span><text:alphabetical-index-mark-end text:id="IMark109280748"/> of a user-initiated request to modify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2">public void <text:alphabetical-index-mark-start text:id="IMark109280892" text:main-entry="true"/>setBooleanField<text:alphabetical-index-mark-end text:id="IMark109280892"/> (PersistenceCapable pc, int field, boolean currentValue, boolean newValue);</text:p>
      <text:p text:style-name="P2">public void <text:alphabetical-index-mark-start text:id="IMark109280892" text:main-entry="true"/>setCharField<text:alphabetical-index-mark-end text:id="IMark109280892"/> (PersistenceCapable pc, int field, char currentValue, char newValue);</text:p>
      <text:p text:style-name="P2">public void <text:alphabetical-index-mark-start text:id="IMark109280892" text:main-entry="true"/>setByteField<text:alphabetical-index-mark-end text:id="IMark109280892"/> (PersistenceCapable pc, int field, byte currentValue, byte newValue);</text:p>
      <text:p text:style-name="P2">public void <text:alphabetical-index-mark-start text:id="IMark109280892" text:main-entry="true"/>setShortField<text:alphabetical-index-mark-end text:id="IMark109280892"/> (PersistenceCapable pc, int field, short currentValue, short newValue);</text:p>
      <text:p text:style-name="P2">public void <text:alphabetical-index-mark-start text:id="IMark109280892" text:main-entry="true"/>setIntField<text:alphabetical-index-mark-end text:id="IMark109280892"/> (PersistenceCapable pc, int field, int currentValue, int newValue);</text:p>
      <text:p text:style-name="P2">public void <text:alphabetical-index-mark-start text:id="IMark109280892" text:main-entry="true"/>setLongField<text:alphabetical-index-mark-end text:id="IMark109280892"/> (PersistenceCapable pc, int field, long currentValue, long newValue);</text:p>
      <text:p text:style-name="P2">public void <text:alphabetical-index-mark-start text:id="IMark109280892" text:main-entry="true"/>setFloatField<text:alphabetical-index-mark-end text:id="IMark109280892"/> (PersistenceCapable pc, int field, float currentValue, float newValue);</text:p>
      <text:p text:style-name="P2">public void <text:alphabetical-index-mark-start text:id="IMark109280892" text:main-entry="true"/>setDoubleField<text:alphabetical-index-mark-end text:id="IMark109280892"/> (PersistenceCapable pc, int field, double currentValue, double newValue);</text:p>
      <text:p text:style-name="P2">public void <text:alphabetical-index-mark-start text:id="IMark109280892" text:main-entry="true"/>setStringField<text:alphabetical-index-mark-end text:id="IMark109280892"/> (PersistenceCapable pc, int field, String currentValue, String newValue);</text:p>
      <text:p text:style-name="P2"><text:soft-page-break/>public void <text:alphabetical-index-mark-start text:id="IMark109280892" text:main-entry="true"/>setObjectField<text:alphabetical-index-mark-end text:id="IMark109280892"/> (PersistenceCapable pc, int field, Object currentValue, Object newValue);<text:span text:style-name="Assertion"><text:span text:style-name="T3">]</text:span></text:span></text:p>
      <text:h text:style-name="P11" text:outline-level="3"><text:alphabetical-index-mark-start text:id="IMark109280892" text:main-entry="true"/>StateManager<text:alphabetical-index-mark-end text:id="IMark109280892"/>-requested value of a field</text:h>
      <text:p text:style-name="P8"><text:span text:style-name="Assertion">A21.9.3-1 [</text:span>The following methods inform the <text:alphabetical-index-mark-start text:id="IMark109280892" text:main-entry="true"/><text:span text:style-name="T1">StateManager</text:span><text:alphabetical-index-mark-end text:id="IMark109280892"/> of the value of a persistent field requested by the <text:alphabetical-index-mark-start text:id="IMark109280748" text:main-entry="true"/><text:span text:style-name="T1">StateManager</text:span><text:alphabetical-index-mark-end text:id="IMark109280748"/>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2">public void <text:alphabetical-index-mark-start text:id="IMark109280748" text:main-entry="true"/>providedBooleanField<text:alphabetical-index-mark-end text:id="IMark109280748"/> (PersistenceCapable pc, int field, boolean currentValue);</text:p>
      <text:p text:style-name="P2">public void <text:alphabetical-index-mark-start text:id="IMark109280748" text:main-entry="true"/>providedCharField<text:alphabetical-index-mark-end text:id="IMark109280748"/> (PersistenceCapable pc, int field, char currentValue);</text:p>
      <text:p text:style-name="P2">public void <text:alphabetical-index-mark-start text:id="IMark109280748" text:main-entry="true"/>providedByteField<text:alphabetical-index-mark-end text:id="IMark109280748"/> (PersistenceCapable pc, int field, byte currentValue);</text:p>
      <text:p text:style-name="P2">public void <text:alphabetical-index-mark-start text:id="IMark109280748" text:main-entry="true"/>providedShortField<text:alphabetical-index-mark-end text:id="IMark109280748"/> (PersistenceCapable pc, int field, short currentValue);</text:p>
      <text:p text:style-name="P2">public void <text:alphabetical-index-mark-start text:id="IMark109280748" text:main-entry="true"/>providedIntField<text:alphabetical-index-mark-end text:id="IMark109280748"/> (PersistenceCapable pc, int field, int currentValue);</text:p>
      <text:p text:style-name="P2">public void <text:alphabetical-index-mark-start text:id="IMark109280748" text:main-entry="true"/>providedLongField<text:alphabetical-index-mark-end text:id="IMark109280748"/> (PersistenceCapable pc, int field, long currentValue);</text:p>
      <text:p text:style-name="P2">public void <text:alphabetical-index-mark-start text:id="IMark109280748" text:main-entry="true"/>providedFloatField<text:alphabetical-index-mark-end text:id="IMark109280748"/> (PersistenceCapable pc, int field, float currentValue);</text:p>
      <text:p text:style-name="P2">public void <text:alphabetical-index-mark-start text:id="IMark109280748" text:main-entry="true"/>providedDoubleField<text:alphabetical-index-mark-end text:id="IMark109280748"/> (PersistenceCapable pc, int field, double currentValue);</text:p>
      <text:p text:style-name="P2">public void <text:alphabetical-index-mark-start text:id="IMark109280748" text:main-entry="true"/>providedStringField<text:alphabetical-index-mark-end text:id="IMark109280748"/> (PersistenceCapable pc, int field, String currentValue);</text:p>
      <text:p text:style-name="P2">public void <text:alphabetical-index-mark-start text:id="IMark109280748" text:main-entry="true"/>providedObjectField<text:alphabetical-index-mark-end text:id="IMark109280748"/> (PersistenceCapable pc, int field, Object currentValue);<text:span text:style-name="Assertion"><text:span text:style-name="T3">]</text:span></text:span></text:p>
      <text:h text:style-name="P11" text:outline-level="3"><text:alphabetical-index-mark-start text:id="IMark109280748" text:main-entry="true"/>StateManager<text:alphabetical-index-mark-end text:id="IMark109280748"/>-requested modification of a field</text:h>
      <text:p text:style-name="P8"><text:span text:style-name="Assertion">A21.9.4-1 [</text:span>The following methods ask the <text:alphabetical-index-mark-start text:id="IMark109280748" text:main-entry="true"/><text:span text:style-name="T1">StateManager</text:span><text:alphabetical-index-mark-end text:id="IMark109280748"/> for the value of a persistent field requested to be modified by the <text:alphabetical-index-mark-start text:id="IMark109280844" text:main-entry="true"/><text:span text:style-name="T1">StateManager</text:span><text:alphabetical-index-mark-end text:id="IMark109280844"/>. </text:p>
      <text:p text:style-name="P8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3">public boolean <text:alphabetical-index-mark-start text:id="IMark109280508" text:main-entry="true"/>replacingBooleanField<text:alphabetical-index-mark-end text:id="IMark109280508"/> (PersistenceCapable pc, int field);</text:p>
      <text:p text:style-name="P3">public char <text:alphabetical-index-mark-start text:id="IMark109280508" text:main-entry="true"/>replacingCharField<text:alphabetical-index-mark-end text:id="IMark109280508"/> (PersistenceCapable pc, int field);</text:p>
      <text:p text:style-name="P3">public byte <text:alphabetical-index-mark-start text:id="IMark109280508" text:main-entry="true"/>replacingByteField<text:alphabetical-index-mark-end text:id="IMark109280508"/> (PersistenceCapable pc, int field);</text:p>
      <text:p text:style-name="P3">public short <text:alphabetical-index-mark-start text:id="IMark109280508" text:main-entry="true"/>replacingShortField<text:alphabetical-index-mark-end text:id="IMark109280508"/> (PersistenceCapable pc, int field);</text:p>
      <text:p text:style-name="P3">public int <text:alphabetical-index-mark-start text:id="IMark109280508" text:main-entry="true"/>replacingIntField<text:alphabetical-index-mark-end text:id="IMark109280508"/> (PersistenceCapable pc, int field);</text:p>
      <text:p text:style-name="P3">public long <text:alphabetical-index-mark-start text:id="IMark109280508" text:main-entry="true"/>replacingLongField<text:alphabetical-index-mark-end text:id="IMark109280508"/> (PersistenceCapable pc, int field);</text:p>
      <text:p text:style-name="P3">public float <text:alphabetical-index-mark-start text:id="IMark109280508" text:main-entry="true"/>replacingFloatField<text:alphabetical-index-mark-end text:id="IMark109280508"/> (PersistenceCapable pc, int field);</text:p>
      <text:p text:style-name="P3">public double <text:alphabetical-index-mark-start text:id="IMark109280508" text:main-entry="true"/>replacingDoubleField<text:alphabetical-index-mark-end text:id="IMark109280508"/> (PersistenceCapable pc, int field);</text:p>
      <text:p text:style-name="P3"><text:soft-page-break/>public String <text:alphabetical-index-mark-start text:id="IMark109280508" text:main-entry="true"/>replacingStringField<text:alphabetical-index-mark-end text:id="IMark109280508"/> (PersistenceCapable pc, int field);</text:p>
      <text:p text:style-name="P3">public Object <text:alphabetical-index-mark-start text:id="IMark109280508" text:main-entry="true"/>replacingObjectField<text:alphabetical-index-mark-end text:id="IMark109280508"/> (PersistenceCapable pc, int field);<text:span text:style-name="Assertion">]</text:span></text:p>
      <text:p text:style-name="P7"><draw:frame draw:style-name="fr1" draw:name="9" text:anchor-type="as-char" svg:width="2.7917in" svg:height="0.1346in" draw:z-index="9"><draw:image xlink:href="Pictures/2000000700000FB5000000C94FDA4EAC.wmf" xlink:type="simple" xlink:show="embed" xlink:actuate="onLoad"/></draw:frame></text:p>
      <text:h text:style-name="P10" text:outline-level="2">Detached instance support</text:h>
      <text:p text:style-name="P2">public Object[] <text:alphabetical-index-mark-start text:id="IMark109280508" text:main-entry="true"/>replacingDetachedState<text:alphabetical-index-mark-end text:id="IMark109280508"/> (</text:p>
      <text:p text:style-name="P2"><text:tab/>Detached pc, Object[] loaded);</text:p>
      <text:p text:style-name="P8">This method is called by a detachable instance in response to the <text:alphabetical-index-mark-start text:id="IMark109280508" text:main-entry="true"/><text:span text:style-name="T1">StateManager</text:span><text:alphabetical-index-mark-end text:id="IMark109280508"/> calling replaceDetachedState. It provides the Detachable and the detached state to the <text:alphabetical-index-mark-start text:id="IMark109280844" text:main-entry="true"/><text:span text:style-name="T1">StateManager</text:span><text:alphabetical-index-mark-end text:id="IMark109280844"/>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6:05:31.70</meta:creation-date>
    <meta:editing-duration>PT57M31S</meta:editing-duration>
    <meta:generator>OpenOffice.org/3.4$Win32 OpenOffice.org_project/340m1$Build-9590</meta:generator>
    <dc:title>JDO_Chapter</dc:title>
    <dc:date>2012-08-21T20:26:09.32</dc:date>
    <meta:document-statistic meta:table-count="0" meta:image-count="10" meta:object-count="0" meta:page-count="7" meta:paragraph-count="120" meta:word-count="1729" meta:character-count="12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